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Thank you, Jesus</text:p>
          </draw:text-box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Thank you jesus</text:p>
              </text:list-item>
              <text:list-item>
                <text:p>Your love truly binds us</text:p>
              </text:list-item>
              <text:list-item>
                <text:p>Hallelujah</text:p>
              </text:list-item>
              <text:list-item>
                <text:p>Thank you for your lo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Father bless this day those gathered here</text:p>
              </text:list-item>
              <text:list-item>
                <text:p>Fill them with cheer,</text:p>
              </text:list-item>
              <text:list-item>
                <text:p>For Pat and Ralph we thank you Lord</text:p>
              </text:list-item>
              <text:list-item>
                <text:p>And ask your blessings on them and theirs</text:p>
              </text:list-item>
              <text:list-item>
                <text:p>A love that only you can bl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Thank you jesus</text:p>
              </text:list-item>
              <text:list-item>
                <text:p>Your love truly guides us</text:p>
              </text:list-item>
              <text:list-item>
                <text:p>Hallelujah</text:p>
              </text:list-item>
              <text:list-item>
                <text:p>Thank you for your lo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6-02-11T18:12:42.457602280</dc:date>
    <dc:creator>irvy </dc:creator>
    <meta:editing-duration>PT2H26M40S</meta:editing-duration>
    <meta:editing-cycles>22</meta:editing-cycles>
    <meta:generator>LibreOffice/5.0.3.2$Linux_X86_64 LibreOffice_project/00m0$Build-2</meta:generator>
    <meta:document-statistic meta:object-count="38"/>
  </office:meta>
</office:document-meta>
</file>